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Lohit Hindi1" svg:font-family="'Lohit Hindi'"/>
    <style:font-face style:name="Lohit Hindi2" svg:font-family="'Lohit Hindi'" style:font-family-generic="modern" style:font-pitch="fixed"/>
    <style:font-face style:name="WenQuanYi Micro Hei" svg:font-family="'WenQuanYi Micro Hei'" style:font-family-generic="modern" style:font-pitch="fixed"/>
    <style:font-face style:name="Times New Roman" svg:font-family="'Times New Roman'" style:font-family-generic="roman" style:font-pitch="variable"/>
    <style:font-face style:name="Times New Roman1" svg:font-family="'Times New Roman'" style:font-adornments="Normálne"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Chapter headings with numbering</text:p>
      <text:p text:style-name="Preformatted_20_Text">Define chapters with several levels with numbering. Times new roman, heading font Arial</text:p>
      <text:h text:style-name="Heading_20_1" text:outline-level="1">one</text:h>
      <text:p text:style-name="Preformatted_20_Text">text texttext text text texttext text text texttext text </text:p>
      <text:h text:style-name="Heading_20_2" text:outline-level="2">one one </text:h>
      <text:p text:style-name="Preformatted_20_Text">text texttext text text texttext text text texttext text </text:p>
      <text:h text:style-name="Heading_20_3" text:outline-level="3">one one one</text:h>
      <text:p text:style-name="Preformatted_20_Text">text texttext text text texttext text text texttext text </text:p>
      <text:h text:style-name="Heading_20_3" text:outline-level="3">one one two</text:h>
      <text:p text:style-name="Preformatted_20_Text">text texttext text text texttext text text texttext text </text:p>
      <text:p text:style-name="Preformatted_20_Text">text texttext text text texttext text text texttext text </text:p>
      <text:h text:style-name="Heading_20_2" text:outline-level="2">one two</text:h>
      <text:p text:style-name="Preformatted_20_Text">text texttext text text texttext text text texttext text </text:p>
      <text:h text:style-name="Heading_20_1" text:outline-level="1">two</text:h>
      <text:p text:style-name="Preformatted_20_Text">text texttext text text texttext text text texttext text </text:p>
      <text:h text:style-name="Heading_20_2" text:outline-level="2">two one</text:h>
      <text:p text:style-name="Preformatted_20_Text">text texttext text text texttext text text texttext text </text:p>
      <text:h text:style-name="Heading_20_3" text:outline-level="3">two one one</text:h>
      <text:p text:style-name="Preformatted_20_Text">text texttext text text texttext text text texttext text </text:p>
      <text:h text:style-name="Heading_20_2" text:outline-level="2">two two</text:h>
      <text:p text:style-name="Preformatted_20_Text">text texttext text text texttext text text texttext text </text:p>
      <text:h text:style-name="Heading_20_3" text:outline-level="3">two two one</text:h>
      <text:p text:style-name="Preformatted_20_Text">text texttext text text texttext text text texttext text text texttext text text texttext text text texttext text text texttext text text texttext text text texttext text text texttext text text texttext text text texttext text text texttext text text texttext text text texttext text text texttext text text texttext text text texttext text </text:p>
      <text:h text:style-name="Heading_20_1" text:outline-level="1">three</text:h>
      <text:p text:style-name="Preformatted_20_Text">text texttext text text texttext text text texttext tex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Lohit Hindi1" svg:font-family="'Lohit Hindi'"/>
    <style:font-face style:name="Lohit Hindi2" svg:font-family="'Lohit Hindi'" style:font-family-generic="modern" style:font-pitch="fixed"/>
    <style:font-face style:name="WenQuanYi Micro Hei" svg:font-family="'WenQuanYi Micro Hei'" style:font-family-generic="modern" style:font-pitch="fixed"/>
    <style:font-face style:name="Times New Roman" svg:font-family="'Times New Roman'" style:font-family-generic="roman" style:font-pitch="variable"/>
    <style:font-face style:name="Times New Roman1" svg:font-family="'Times New Roman'" style:font-adornments="Normálne"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sk" fo:country="SK"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k" fo:country="SK"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Preformatted_20_Text" style:display-name="Preformatted Text" style:family="paragraph" style:parent-style-name="Standard" style:class="html">
      <style:paragraph-properties fo:margin-top="0cm" fo:margin-bottom="0cm"/>
      <style:text-properties style:font-name="Times New Roman1" fo:font-size="10pt" style:font-name-asian="WenQuanYi Micro Hei" style:font-size-asian="10pt" style:font-name-complex="Lohit Hindi2" style:font-size-complex="10pt"/>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paragraph-properties fo:margin="100%" fo:margin-left="1.76cm" fo:margin-right="0cm" fo:text-indent="-0.76cm" style:auto-text-indent="false">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default-outline-level="3" style:class="text">
      <style:paragraph-properties fo:margin="100%" fo:margin-left="2.76cm" fo:margin-right="0cm" fo:text-indent="-0.76cm" style:auto-text-indent="false">
        <style:tab-stops/>
      </style:paragraph-properties>
      <style:text-properties fo:font-size="14pt" fo:font-weight="bold" style:font-size-asian="14pt" style:font-weight-asian="bold" style:font-size-complex="14pt" style:font-weight-complex="bold"/>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3-08-03T06:46:33</dc:date>
    <meta:generator>OpenOffice.org/3.4.1$Unix OpenOffice.org_project/341m1$Build-9593</meta:generator>
    <meta:editing-duration>PT3M19S</meta:editing-duration>
    <meta:editing-cycles>4</meta:editing-cycles>
    <meta:document-statistic meta:table-count="0" meta:image-count="0" meta:object-count="0" meta:page-count="1" meta:paragraph-count="25" meta:word-count="204" meta:character-count="1217"/>
  </office:meta>
</office:document-meta>
</file>